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öte 15</text:p>
      <text:p text:style-name="P2"><text:line-break/> Date: 15/5<text:line-break/><text:line-break/> Facilitator: <text:s/>Andreas<text:line-break/><text:line-break/> Participants: Johan Gerdin, Andreas Wahlström, Erik Arnebäck, Linnea Wahlström<text:line-break/><text:line-break/>1. Objectives: </text:p>
      <text:p text:style-name="P2"><text:tab/></text:p>
      <text:p text:style-name="P2"><text:tab/>Divide workload of documentation among members.</text:p>
      <text:p text:style-name="P2"><text:line-break/>2. Reports:</text:p>
      <text:p text:style-name="P2"><text:tab/></text:p>
      <text:p text:style-name="P2"><text:tab/>NA<text:line-break/><text:line-break/>3. Discussion items: </text:p>
      <text:p text:style-name="P2"><text:tab/></text:p>
      <text:p text:style-name="P2"><text:tab/>Documentation, who does what.</text:p>
      <text:p text:style-name="P2"/>
      <text:p text:style-name="P2"><text:tab/>Talking about crashes when changing level.</text:p>
      <text:p text:style-name="P2"/>
      <text:p text:style-name="P2"><text:tab/>Level balance. More or less planets.</text:p>
      <text:p text:style-name="P2"/>
      <text:p text:style-name="P2"><text:tab/>How to best conduct test of enemy in regard to physics.</text:p>
      <text:p text:style-name="P2"><text:line-break/>4. Outcomes and assignments: <text:line-break/><text:tab/></text:p>
      <text:p text:style-name="P2"><text:tab/>Andreas: SDD, Sequence diagram UC move</text:p>
      <text:p text:style-name="P2"/>
      <text:p text:style-name="P2"><text:tab/>Johan: Sequence diagram Swallow_entity, UML-model, write background</text:p>
      <text:p text:style-name="P2"/>
      <text:p text:style-name="P2"><text:tab/>Linnea: Correct rapport</text:p>
      <text:p text:style-name="P2"/>
      <text:p text:style-name="P2"><text:tab/>Linnea &amp; johan: test</text:p>
      <text:p text:style-name="P2"><text:tab/></text:p>
      <text:p text:style-name="P2"><text:tab/>Erik: TODO</text:p>
      <text:p text:style-name="P2"/>
      <text:p text:style-name="P2"><text:tab/><text:line-break/>5. Wrap up: <text:line-break/><text:tab/><text:line-break/><text:tab/>next meeting: Friday 17/5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5-19T11:45:08.79</dc:date>
    <meta:editing-duration>PT55M6S</meta:editing-duration>
    <meta:editing-cycles>7</meta:editing-cycles>
    <meta:generator>OpenOffice.org/3.4$Win32 OpenOffice.org_project/340m1$Build-9590</meta:generator>
    <meta:document-statistic meta:table-count="0" meta:image-count="0" meta:object-count="0" meta:page-count="1" meta:paragraph-count="20" meta:word-count="89" meta:character-count="637"/>
  </office:meta>
</office:document-meta>
</file>